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06mm"/>
    </style:style>
    <style:style style:name="co2" style:family="table-column">
      <style:table-column-properties fo:break-before="auto" style:column-width="12.07mm"/>
    </style:style>
    <style:style style:name="co3" style:family="table-column">
      <style:table-column-properties fo:break-before="auto" style:column-width="19.69mm"/>
    </style:style>
    <style:style style:name="co4" style:family="table-column">
      <style:table-column-properties fo:break-before="auto" style:column-width="27.04mm"/>
    </style:style>
    <style:style style:name="co5" style:family="table-column">
      <style:table-column-properties fo:break-before="auto" style:column-width="25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eaVspeed" table:style-name="ta1">
        <table:shapes>
          <draw:frame draw:z-index="0" draw:style-name="gr1" draw:text-style-name="P1" svg:width="189.09mm" svg:height="103.92mm" svg:x="74.86mm" svg:y="1mm">
            <loext:p draw:notify-on-update-of-ranges="areaVspeed.A1:areaVspeed.A1 areaVspeed.A2:areaVspeed.A18 areaVspeed.D1:areaVspeed.D1 areaVspeed.D2:areaVspeed.D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#Speed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Stdev</text:p>
          </table:table-cell>
        </table:table-row>
        <table:table-row table:style-name="ro1">
          <table:table-cell office:value-type="float" office:value="0.125" calcext:value-type="float">
            <text:p>0,12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454799253682" calcext:value-type="float">
            <text:p>0,4547992537</text:p>
          </table:table-cell>
          <table:table-cell office:value-type="float" office:value="0.0945494958518" calcext:value-type="float">
            <text:p>0,0945494959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0.908997409968" calcext:value-type="float">
            <text:p>0,90899741</text:p>
          </table:table-cell>
          <table:table-cell office:value-type="float" office:value="0.196728914938" calcext:value-type="float">
            <text:p>0,1967289149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.87030328963" calcext:value-type="float">
            <text:p>1,8703032896</text:p>
          </table:table-cell>
          <table:table-cell office:value-type="float" office:value="0.417588628113" calcext:value-type="float">
            <text:p>0,4175886281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2.78096868271" calcext:value-type="float">
            <text:p>2,7809686827</text:p>
          </table:table-cell>
          <table:table-cell office:value-type="float" office:value="0.578197102057" calcext:value-type="float">
            <text:p>0,57819710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3.65125077117" calcext:value-type="float">
            <text:p>3,6512507712</text:p>
          </table:table-cell>
          <table:table-cell office:value-type="float" office:value="0.842292070905" calcext:value-type="float">
            <text:p>0,8422920709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4.59787878396" calcext:value-type="float">
            <text:p>4,597878784</text:p>
          </table:table-cell>
          <table:table-cell office:value-type="float" office:value="0.975262864451" calcext:value-type="float">
            <text:p>0,9752628645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5.50663065725" calcext:value-type="float">
            <text:p>5,5066306573</text:p>
          </table:table-cell>
          <table:table-cell office:value-type="float" office:value="1.16620810489" calcext:value-type="float">
            <text:p>1,1662081049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6.26337209844" calcext:value-type="float">
            <text:p>6,2633720984</text:p>
          </table:table-cell>
          <table:table-cell office:value-type="float" office:value="1.36894952933" calcext:value-type="float">
            <text:p>1,36894952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7.29257035322" calcext:value-type="float">
            <text:p>7,2925703532</text:p>
          </table:table-cell>
          <table:table-cell office:value-type="float" office:value="1.68256166456" calcext:value-type="float">
            <text:p>1,6825616646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8.2053529014" calcext:value-type="float">
            <text:p>8,2053529014</text:p>
          </table:table-cell>
          <table:table-cell office:value-type="float" office:value="1.74035912055" calcext:value-type="float">
            <text:p>1,7403591206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9.09287093016" calcext:value-type="float">
            <text:p>9,0928709302</text:p>
          </table:table-cell>
          <table:table-cell office:value-type="float" office:value="2.02809220731" calcext:value-type="float">
            <text:p>2,0280922073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0.1245856944" calcext:value-type="float">
            <text:p>10,1245856944</text:p>
          </table:table-cell>
          <table:table-cell office:value-type="float" office:value="2.25435492416" calcext:value-type="float">
            <text:p>2,25435492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1.0755265947" calcext:value-type="float">
            <text:p>11,0755265947</text:p>
          </table:table-cell>
          <table:table-cell office:value-type="float" office:value="2.30961592345" calcext:value-type="float">
            <text:p>2,3096159235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1.8818937884" calcext:value-type="float">
            <text:p>11,8818937884</text:p>
          </table:table-cell>
          <table:table-cell office:value-type="float" office:value="2.74121652708" calcext:value-type="float">
            <text:p>2,741216527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2.9689275413" calcext:value-type="float">
            <text:p>12,9689275413</text:p>
          </table:table-cell>
          <table:table-cell office:value-type="float" office:value="2.7635840605" calcext:value-type="float">
            <text:p>2,7635840605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3.8190891018" calcext:value-type="float">
            <text:p>13,8190891018</text:p>
          </table:table-cell>
          <table:table-cell office:value-type="float" office:value="3.10361945202" calcext:value-type="float">
            <text:p>3,1036194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office:value-type="float" office:value="14.5197329536" calcext:value-type="float">
            <text:p>14,5197329536</text:p>
          </table:table-cell>
          <table:table-cell office:value-type="float" office:value="3.10210170755" calcext:value-type="float">
            <text:p>3,10210170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11:32:17.010618113</dc:date>
    <meta:editing-duration>PT6M39S</meta:editing-duration>
    <meta:editing-cycles>1</meta:editing-cycles>
    <meta:document-statistic meta:table-count="1" meta:cell-count="9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6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4pt" style:font-size-asian="9pt" style:font-size-complex="9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2" loext:regression-extrapolate-backward="2" loext:regression-force-intercept="true" loext:regression-intercept-value="0" chart:regression-type="linear"/>
      <style:graphic-properties svg:stroke-width="0.1cm" svg:stroke-color="#c5000b"/>
    </style:style>
    <style:style style:name="ch10" style:family="chart">
      <style:text-properties fo:font-size="18pt"/>
    </style:style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91cm" svg:height="10.393cm" xlink:href=".." xlink:type="simple" chart:class="chart:scatter" chart:style-name="ch1">
        <chart:title svg:x="5.781cm" svg:y="0.343cm" chart:style-name="ch2">
          <text:p>Aire de l'enveloppe convexe</text:p>
        </chart:title>
        <chart:plot-area chart:style-name="ch3" table:cell-range-address="areaVspeed.A1:areaVspeed.A18 areaVspeed.D1:areaVspeed.D18" chart:data-source-has-labels="row" svg:x="1.681cm" svg:y="1.497cm" svg:width="16.851cm" svg:height="7.416cm">
          <chartooo:coordinate-region svg:x="2.117cm" svg:y="1.696cm" svg:width="15.99cm" svg:height="6.57cm"/>
          <chart:axis chart:dimension="x" chart:name="primary-x" chart:style-name="ch4">
            <chart:title svg:x="8.416cm" svg:y="9.12cm" chart:style-name="ch5">
              <text:p>Vitesse (cm/s)</text:p>
            </chart:title>
          </chart:axis>
          <chart:axis chart:dimension="y" chart:name="primary-y" chart:style-name="ch4">
            <chart:title svg:x="0.451cm" svg:y="6.392cm" chart:style-name="ch6">
              <text:p>Aire (cm²)</text:p>
            </chart:title>
            <chart:grid chart:style-name="ch7" chart:class="major"/>
          </chart:axis>
          <chart:series chart:style-name="ch8" chart:values-cell-range-address="areaVspeed.D2:areaVspeed.D18" chart:label-cell-address="areaVspeed.D1:areaVspeed.D1" chart:class="chart:scatter">
            <chart:domain table:cell-range-address="areaVspeed.A2:areaVspeed.A18"/>
            <chart:regression-curve chart:style-name="ch9">
              <chart:equation chart:display-equation="true" chart:display-r-square="true" svg:x="10.074cm" svg:y="5.762cm" chart:style-name="ch10"/>
            </chart:regression-curve>
            <chart:data-point chart:repeated="14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rea</text:p>
                <draw:g>
                  <svg:desc>areaVspeed.D1:areaVspeed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areaVspeed.A2:areaVspeed.A18</svg:desc>
                </draw:g>
              </table:table-cell>
              <table:table-cell office:value-type="float" office:value="0.454799253682">
                <text:p>0.454799253682</text:p>
                <draw:g>
                  <svg:desc>areaVspeed.D2:areaVspeed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908997409968">
                <text:p>0.908997409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87030328963">
                <text:p>1.870303289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2.78096868271">
                <text:p>2.78096868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.65125077117">
                <text:p>3.651250771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25">
                <text:p>1.25</text:p>
              </table:table-cell>
              <table:table-cell office:value-type="float" office:value="4.59787878396">
                <text:p>4.597878783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5.50663065725">
                <text:p>5.50663065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5">
                <text:p>1.75</text:p>
              </table:table-cell>
              <table:table-cell office:value-type="float" office:value="6.26337209844">
                <text:p>6.263372098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.29257035322">
                <text:p>7.292570353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5">
                <text:p>2.25</text:p>
              </table:table-cell>
              <table:table-cell office:value-type="float" office:value="8.2053529014">
                <text:p>8.2053529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9.09287093016">
                <text:p>9.092870930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75">
                <text:p>2.75</text:p>
              </table:table-cell>
              <table:table-cell office:value-type="float" office:value="10.1245856944">
                <text:p>10.12458569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1.0755265947">
                <text:p>11.07552659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25">
                <text:p>3.25</text:p>
              </table:table-cell>
              <table:table-cell office:value-type="float" office:value="11.8818937884">
                <text:p>11.8818937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">
                <text:p>3.5</text:p>
              </table:table-cell>
              <table:table-cell office:value-type="float" office:value="12.9689275413">
                <text:p>12.9689275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5">
                <text:p>3.75</text:p>
              </table:table-cell>
              <table:table-cell office:value-type="float" office:value="13.8190891018">
                <text:p>13.8190891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4.5197329536">
                <text:p>14.51973295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